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daa" officeooo:paragraph-rsid="00125daa"/>
    </style:style>
    <style:style style:name="P2" style:family="paragraph" style:parent-style-name="Standard" style:list-style-name="L2">
      <style:text-properties officeooo:rsid="00125daa" officeooo:paragraph-rsid="00125daa"/>
    </style:style>
    <style:style style:name="P3" style:family="paragraph" style:parent-style-name="Standard" style:list-style-name="L5">
      <style:text-properties officeooo:rsid="00125daa" officeooo:paragraph-rsid="00125daa"/>
    </style:style>
    <style:style style:name="P4" style:family="paragraph" style:parent-style-name="Standard">
      <style:text-properties style:text-underline-style="solid" style:text-underline-width="auto" style:text-underline-color="font-color" officeooo:rsid="00125daa" officeooo:paragraph-rsid="00125daa"/>
    </style:style>
    <style:style style:name="P5" style:family="paragraph" style:parent-style-name="Standard" style:list-style-name="L1">
      <style:text-properties fo:font-weight="normal" officeooo:rsid="00125daa" officeooo:paragraph-rsid="00125daa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125daa" officeooo:paragraph-rsid="00125daa" style:font-weight-asian="normal" style:font-weight-complex="normal"/>
    </style:style>
    <style:style style:name="P7" style:family="paragraph" style:parent-style-name="Standard" style:list-style-name="L7">
      <style:text-properties fo:font-weight="normal" officeooo:rsid="0012e8c4" officeooo:paragraph-rsid="0012e8c4" style:font-weight-asian="normal" style:font-weight-complex="normal"/>
    </style:style>
    <style:style style:name="P8" style:family="paragraph" style:parent-style-name="Standard" style:list-style-name="L8">
      <style:text-properties fo:font-weight="normal" officeooo:rsid="0012e8c4" officeooo:paragraph-rsid="0012e8c4" style:font-weight-asian="normal" style:font-weight-complex="normal"/>
    </style:style>
    <style:style style:name="P9" style:family="paragraph" style:parent-style-name="Standard" style:list-style-name="L7">
      <style:text-properties fo:font-weight="normal" officeooo:rsid="00141c96" officeooo:paragraph-rsid="00141c96" style:font-weight-asian="normal" style:font-weight-complex="normal"/>
    </style:style>
    <style:style style:name="P10" style:family="paragraph" style:parent-style-name="Standard" style:list-style-name="L8">
      <style:text-properties fo:font-weight="normal" officeooo:rsid="0014baa9" officeooo:paragraph-rsid="0014baa9" style:font-weight-asian="normal" style:font-weight-complex="normal"/>
    </style:style>
    <style:style style:name="P11" style:family="paragraph" style:parent-style-name="Standard">
      <style:text-properties fo:font-weight="normal" officeooo:rsid="0014baa9" officeooo:paragraph-rsid="0014baa9" style:font-weight-asian="normal" style:font-weight-complex="normal"/>
    </style:style>
    <style:style style:name="P12" style:family="paragraph" style:parent-style-name="Standard">
      <style:text-properties fo:font-weight="normal" officeooo:rsid="0016743c" officeooo:paragraph-rsid="0016743c" style:font-weight-asian="normal" style:font-weight-complex="normal"/>
    </style:style>
    <style:style style:name="P13" style:family="paragraph" style:parent-style-name="Standard">
      <style:text-properties fo:font-weight="normal" officeooo:rsid="00169eec" officeooo:paragraph-rsid="00169eec" style:font-weight-asian="normal" style:font-weight-complex="normal"/>
    </style:style>
    <style:style style:name="P14" style:family="paragraph" style:parent-style-name="Standard">
      <style:text-properties fo:font-weight="bold" officeooo:rsid="00125daa" officeooo:paragraph-rsid="00125daa" style:font-weight-asian="bold" style:font-weight-complex="bold"/>
    </style:style>
    <style:style style:name="P15" style:family="paragraph" style:parent-style-name="Standard">
      <style:text-properties fo:font-weight="bold" officeooo:rsid="0016743c" officeooo:paragraph-rsid="0016743c" style:font-weight-asian="bold" style:font-weight-complex="bold"/>
    </style:style>
    <style:style style:name="P16" style:family="paragraph" style:parent-style-name="Standard" style:list-style-name="L6">
      <style:text-properties officeooo:rsid="0012e8c4" officeooo:paragraph-rsid="0012e8c4"/>
    </style:style>
    <style:style style:name="P17" style:family="paragraph" style:parent-style-name="Standard">
      <style:text-properties officeooo:rsid="0012e8c4" officeooo:paragraph-rsid="0012e8c4"/>
    </style:style>
    <style:style style:name="P18" style:family="paragraph" style:parent-style-name="Table_20_Contents">
      <style:text-properties officeooo:rsid="00125daa" officeooo:paragraph-rsid="00125d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e8c4"/>
    </style:style>
    <style:style style:name="T4" style:family="text">
      <style:text-properties officeooo:rsid="0014baa9"/>
    </style:style>
    <style:style style:name="T5" style:family="text">
      <style:text-properties officeooo:rsid="0016ff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1">Complete the following table:</text:span></text:p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8">654</text:p>
          </table:table-cell>
          <table:table-cell table:style-name="Tabla1.B1" office:value-type="string">
            <text:p text:style-name="P18">Rw-r-x r--</text:p>
          </table:table-cell>
        </table:table-row>
        <table:table-row>
          <table:table-cell table:style-name="Tabla1.A2" office:value-type="string">
            <text:p text:style-name="P18">766</text:p>
          </table:table-cell>
          <table:table-cell table:style-name="Tabla1.B2" office:value-type="string">
            <text:p text:style-name="P18">Rwx rw- rw-</text:p>
          </table:table-cell>
        </table:table-row>
        <table:table-row>
          <table:table-cell table:style-name="Tabla1.A2" office:value-type="string">
            <text:p text:style-name="P18">777</text:p>
          </table:table-cell>
          <table:table-cell table:style-name="Tabla1.B2" office:value-type="string">
            <text:p text:style-name="P18">Rwx rwx rwx</text:p>
          </table:table-cell>
        </table:table-row>
        <table:table-row>
          <table:table-cell table:style-name="Tabla1.A2" office:value-type="string">
            <text:p text:style-name="P18">520</text:p>
          </table:table-cell>
          <table:table-cell table:style-name="Tabla1.B2" office:value-type="string">
            <text:p text:style-name="P18">R-x -w- ---</text:p>
          </table:table-cell>
        </table:table-row>
        <table:table-row>
          <table:table-cell table:style-name="Tabla1.A2" office:value-type="string">
            <text:p text:style-name="P18">764</text:p>
          </table:table-cell>
          <table:table-cell table:style-name="Tabla1.B2" office:value-type="string">
            <text:p text:style-name="P18">Rwx rw-x r--</text:p>
          </table:table-cell>
        </table:table-row>
        <table:table-row>
          <table:table-cell table:style-name="Tabla1.A2" office:value-type="string">
            <text:p text:style-name="P18">440</text:p>
          </table:table-cell>
          <table:table-cell table:style-name="Tabla1.B2" office:value-type="string">
            <text:p text:style-name="P18">r--r-----</text:p>
          </table:table-cell>
        </table:table-row>
      </table:table>
      <text:p text:style-name="P1"/>
      <text:p text:style-name="P4">In the following exercises, you should use the required Linux commands to perform the</text:p>
      <text:p text:style-name="P4">operations described.</text:p>
      <text:p text:style-name="P1"/>
      <text:p text:style-name="P1">2.<text:span text:style-name="T1">Create the groups office1 and office2.</text:span></text:p>
      <text:p text:style-name="P1"><text:span text:style-name="T1"/></text:p>
      <text:list xml:id="list6951057117480586662" text:style-name="L1">
        <text:list-item>
          <text:p text:style-name="P5">groupadd office1</text:p>
        </text:list-item>
        <text:list-item>
          <text:p text:style-name="P5">groupadd office2</text:p>
        </text:list-item>
      </text:list>
      <text:p text:style-name="P1"/>
      <text:p text:style-name="P14"><text:span text:style-name="T2">3. </text:span>Create the users gearoid and paul. These users must belong only to the group</text:p>
      <text:p text:style-name="P14">office1.</text:p>
      <text:p text:style-name="P1"/>
      <text:list xml:id="list4314615385620479247" text:style-name="L2">
        <text:list-item>
          <text:p text:style-name="P2">adduser gearoid –ingroup office1</text:p>
        </text:list-item>
        <text:list-item>
          <text:p text:style-name="P2">adduser paul –ingroup office1</text:p>
          <text:p text:style-name="P2"/>
        </text:list-item>
      </text:list>
      <text:p text:style-name="P1">4. <text:span text:style-name="T1">Create the users anna and emma. These users must belong only to the group office2.</text:span></text:p>
      <text:p text:style-name="P1"><text:span text:style-name="T1"/></text:p>
      <text:list xml:id="list4975228653489597841" text:style-name="L4">
        <text:list-item>
          <text:p text:style-name="P6">adduser anna –ingroup office2</text:p>
        </text:list-item>
        <text:list-item>
          <text:p text:style-name="P6">adduser emma –ingroup office2</text:p>
          <text:p text:style-name="P6"/>
        </text:list-item>
      </text:list>
      <text:p text:style-name="P1">5. <text:span text:style-name="T1">As user gearoid, create a file named topsecret.txt in his home directory. Only</text:span></text:p>
      <text:p text:style-name="P14">this user must have access to this file, both for reading and writing.</text:p>
      <text:p text:style-name="P1"/>
      <text:list xml:id="list3389172731581520613" text:style-name="L5">
        <text:list-item>
          <text:p text:style-name="P3">su gearoid</text:p>
        </text:list-item>
        <text:list-item>
          <text:p text:style-name="P3">cd</text:p>
        </text:list-item>
        <text:list-item>
          <text:p text:style-name="P3">touch topsecret.txt</text:p>
        </text:list-item>
        <text:list-item>
          <text:p text:style-name="P3">chmod <text:span text:style-name="T3">6</text:span>00 topsecret.txt</text:p>
          <text:p text:style-name="P3"/>
        </text:list-item>
      </text:list>
      <text:p text:style-name="P1">6. <text:span text:style-name="T1">Create another file named sales.txt, also as user gearoid,. All users in the same</text:span></text:p>
      <text:p text:style-name="P14">group as gearoid must have access to this file, both for reading and writing. The</text:p>
      <text:p text:style-name="P14">permissions for owner and the rest of users must remain as default. Check that you can</text:p>
      <text:p text:style-name="P14">modify the file if you access it as user paul.</text:p>
      <text:p text:style-name="P1"/>
      <text:list xml:id="list833101073315064523" text:style-name="L6">
        <text:list-item>
          <text:p text:style-name="P16">Touch sales.txt</text:p>
        </text:list-item>
        <text:list-item>
          <text:p text:style-name="P16">chmod g+rw sales.txt</text:p>
        </text:list-item>
      </text:list>
      <text:p text:style-name="P17"/>
      <text:p text:style-name="P17"/>
      <text:p text:style-name="P17"><text:soft-page-break/></text:p>
      <text:p text:style-name="P1">7. <text:span text:style-name="T1">As user anna, create a file named employees.txt. Any user must have access to</text:span></text:p>
      <text:p text:style-name="P14">read its content and any user in the same group must have access to read or write to it.</text:p>
      <text:p text:style-name="P14"/>
      <text:list xml:id="list6442312516904891295" text:style-name="L7">
        <text:list-item>
          <text:p text:style-name="P7">exit</text:p>
        </text:list-item>
        <text:list-item>
          <text:p text:style-name="P7">su anna</text:p>
        </text:list-item>
        <text:list-item>
          <text:p text:style-name="P9">touch employees.txt</text:p>
        </text:list-item>
        <text:list-item>
          <text:p text:style-name="P9">chmod 064 employees.txt</text:p>
        </text:list-item>
      </text:list>
      <text:p text:style-name="P1"/>
      <text:p text:style-name="P1">8. <text:span text:style-name="T1">Create the user student (if it is not yet created). Copy the file employees.txt to</text:span></text:p>
      <text:p text:style-name="P14">the home directory of user student . Change the owner and the group of this file to</text:p>
      <text:p text:style-name="P14">student.</text:p>
      <text:p text:style-name="P14"/>
      <text:list xml:id="list2297056288135317095" text:style-name="L8">
        <text:list-item>
          <text:p text:style-name="P10">exit</text:p>
        </text:list-item>
        <text:list-item>
          <text:p text:style-name="P8">adduser student</text:p>
        </text:list-item>
        <text:list-item>
          <text:p text:style-name="P10">cd /home/anna</text:p>
        </text:list-item>
        <text:list-item>
          <text:p text:style-name="P8"><text:span text:style-name="T4">sudo </text:span>cp employees.txt /home/student</text:p>
        </text:list-item>
        <text:list-item>
          <text:p text:style-name="P10">cd /home/student</text:p>
        </text:list-item>
        <text:list-item>
          <text:p text:style-name="P10">sudo chown student employees.txt</text:p>
        </text:list-item>
        <text:list-item>
          <text:p text:style-name="P10">sudo chgrp office2 employees.txt</text:p>
        </text:list-item>
      </text:list>
      <text:p text:style-name="P11"/>
      <text:p text:style-name="P12">17. <text:span text:style-name="T1">Supose a user has read access to a file, but this file is in a directory for which the user has</text:span></text:p>
      <text:p text:style-name="P15">no read access. Could this user read this file? Try it.</text:p>
      <text:p text:style-name="P15"/>
      <text:p text:style-name="P13">Yes, <text:span text:style-name="T5">the user</text:span> can read the files because the user permissions have got priority over the <text:span text:style-name="T5">directory </text:span>permis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8:49:19.092419875</meta:creation-date>
    <dc:date>2016-11-14T09:39:34.899860909</dc:date>
    <meta:editing-duration>PT18M51S</meta:editing-duration>
    <meta:editing-cycles>4</meta:editing-cycles>
    <meta:generator>LibreOffice/5.1.6.2.0$Linux_X86_64 LibreOffice_project/10m0$Build-2</meta:generator>
    <meta:document-statistic meta:table-count="1" meta:image-count="0" meta:object-count="0" meta:page-count="2" meta:paragraph-count="59" meta:word-count="368" meta:character-count="1954" meta:non-whitespace-character-count="1669"/>
  </office:meta>
</office:document-meta>
</file>